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6.738cm"/>
    </style:style>
    <style:style style:name="pr2" style:family="presentation" style:parent-style-name="Default-subtitle">
      <style:graphic-properties draw:fill-color="#ffffff" draw:auto-grow-height="true" fo:min-height="4.691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10.418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738cm" svg:x="1.4cm" svg:y="0.628cm" presentation:class="title" presentation:user-transformed="true">
          <draw:text-box>
            <text:p><text:span text:style-name="T1">Sketching with Hardware</text:span></text:p>
          </draw:text-box>
        </draw:frame>
        <draw:frame presentation:style-name="pr2" draw:text-style-name="P3" draw:layer="layout" svg:width="25.199cm" svg:height="4.691cm" svg:x="1.4cm" svg:y="8.128cm" presentation:class="subtitle" presentation:user-transformed="true">
          <draw:text-box>
            <text:p text:style-name="P2"><text:span text:style-name="T2">09: FLEXIBLER SLO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Day 4: Donnerstag, xx.yy.</text:p>
          </draw:text-box>
        </draw:frame>
        <draw:frame presentation:style-name="pr5" draw:layer="layout" svg:width="25.199cm" svg:height="10.668cm" svg:x="1.4cm" svg:y="3.048cm" presentation:class="outline" presentation:user-transformed="true">
          <draw:text-box>
            <text:p><text:span text:style-name="T3">09:00</text:span> Was ist noch unklar?</text:p>
            <text:p><text:span text:style-name="T4">09:30</text:span><text:span text:style-name="T5"> </text:span><text:span text:style-name="T6">FLEXIBLER SLOT</text:span></text:p>
            <text:p><text:span text:style-name="T4">12:00</text:span><text:span text:style-name="T5"> Mittagspause</text:span></text:p>
            <text:p><text:span text:style-name="T3">13:00</text:span> Interaction Design und Demos</text:p>
            <text:p><text:span text:style-name="T3">14:00</text:span> Rahmenthema für das Projekt</text:p>
            <text:p><text:span text:style-name="T3">14:15</text:span> Partnerwahl + Brainstorming</text:p>
            <text:p><text:span text:style-name="T3">15:15</text:span> Endgültige Themenwahl</text:p>
            <text:p><text:span text:style-name="T3">16:00</text:span> Ausarbeiten des Themas</text:p>
            <text:p><text:span text:style-name="T3">17:00</text:span> Feierabend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Platzhalter</text:p>
          </draw:text-box>
        </draw:frame>
        <draw:frame presentation:style-name="pr5" draw:layer="layout" svg:width="25.199cm" svg:height="10.668cm" svg:x="1.4cm" svg:y="3.048cm" presentation:class="outline">
          <draw:text-box>
            <text:list text:style-name="L2">
              <text:list-item>
                <text:p>Hier die Folien für den flexiblen Slot einfügen..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top="0.3cm" fo:margin-bottom="0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top="0.2cm" fo:margin-bottom="0cm"/>
      <style:text-properties fo:font-size="18pt" style:font-size-asian="18pt" style:font-size-complex="18pt"/>
    </style:style>
    <style:style style:name="Default-outline5" style:family="presentation" style:parent-style-name="Default-outline4">
      <style:paragraph-properties fo:margin-top="0.1cm" fo:margin-bottom="0cm"/>
      <style:text-properties fo:font-size="18pt" style:font-size-asian="18pt" style:font-size-complex="18pt"/>
    </style:style>
    <style:style style:name="Default-outline6" style:family="presentation" style:parent-style-name="Default-outline5">
      <style:paragraph-properties fo:margin-top="0.1cm" fo:margin-bottom="0cm"/>
      <style:text-properties fo:font-size="18pt" style:font-size-asian="18pt" style:font-size-complex="18pt"/>
    </style:style>
    <style:style style:name="Default-outline7" style:family="presentation" style:parent-style-name="Default-outline6">
      <style:paragraph-properties fo:margin-top="0.1cm" fo:margin-bottom="0cm"/>
      <style:text-properties fo:font-size="18pt" style:font-size-asian="18pt" style:font-size-complex="18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8pt" style:font-style-asian="normal" style:font-weight-asian="normal" style:font-name-complex="FreeSans" style:font-family-complex="FreeSans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auto-grow-width="true" fo:min-height="0.768cm" fo:min-width="3.056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font-name="FreeMono1"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2.629cm" svg:x="1.4cm" svg:y="0.0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0.668cm" svg:x="1.4cm" svg:y="3.048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8" draw:layer="backgroundobjects" svg:width="3.556cm" svg:height="1.018cm" svg:x="23.876cm" svg:y="14.732cm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6T16:28:53.283533916</meta:creation-date>
    <dc:date>2019-09-30T10:16:03.278829888</dc:date>
    <meta:editing-duration>P2DT23H37M29S</meta:editing-duration>
    <meta:editing-cycles>97</meta:editing-cycles>
    <meta:generator>LibreOffice/6.1.5.2$Linux_X86_64 LibreOffice_project/10$Build-2</meta:generator>
    <meta:document-statistic meta:object-count="34"/>
  </office:meta>
</office:document-meta>
</file>